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44c2" officeooo:paragraph-rsid="000644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ί κάναμε στο δεύτερο: loops functions </text:p>
      <text:p text:style-name="P1"/>
      <text:p text:style-name="P1">Ιδέα :</text:p>
      <text:p text:style-name="P1">να τους δώσουμε ένα πρόγραμμα με :</text:p>
      <text:p text:style-name="P1">κώδικα που επαναλαμβάνεται </text:p>
      <text:p text:style-name="P1"/>
      <text:p text:style-name="P1">και να βάλουν:</text:p>
      <text:p text:style-name="P1">1) εκεί που χρειάζεται επανάληψη</text:p>
      <text:p text:style-name="P1">2) εκεί που χρειάζεται να προσθέσουν συνάρτηση.</text:p>
      <text:p text:style-name="P1"/>
      <text:p text:style-name="P1">(refactoring)</text:p>
      <text:p text:style-name="P1"/>
      <text:p text:style-name="P1">Παραδειγμα.py</text:p>
      <text:p text:style-name="P1"/>
      <text:p text:style-name="P1">όνομα = input(“Πώς σε λένε;”)</text:p>
      <text:p text:style-name="P1">print(“Γειά σου”, όνομα)</text:p>
      <text:p text:style-name="P1">print(“Θα σου ζητήσω τους όρους α,β,γ μίας δευτεροβάθμιας εξίσωσης”)</text:p>
      <text:p text:style-name="P1">α = input(“Δώσε μου ένα όρο”)</text:p>
      <text:p text:style-name="P1">b = input(“Δώσε μου άλλο έναν όρο”)</text:p>
      <text:p text:style-name="P1">g = input(“Δώσε μου άλλο έναν όρο”)</text:p>
      <text:p text:style-name="P1"/>
      <text:p text:style-name="P1">εδώ έχουμε και ιφ</text:p>
      <text:p text:style-name="P1">Διακρίνουσα = .....</text:p>
      <text:p text:style-name="P1"/>
      <text:p text:style-name="P1">εμφάνιση μηνύματος...</text:p>
      <text:p text:style-name="P1"/>
      <text:p text:style-name="P1">ασκήσεις</text:p>
      <text:p text:style-name="P1">1) να το γράψουν</text:p>
      <text:p text:style-name="P1">2) να το εκτελέσουν και να διορθώσουν τυχόν συντακτικά</text:p>
      <text:p text:style-name="P1">3) να προσθέσουν συνάρτηση για τον υπολογισμο της διακρίνουσας</text:p>
      <text:p text:style-name="P1">4) να κάνουν το πρόγραμμα επαναληπτικό μέχρι ο χρήστης να δώσει</text:p>
      <text:p text:style-name="P1">για α το μηδε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editing-cycles>2</meta:editing-cycles>
    <meta:creation-date>2008-08-22T11:41:04</meta:creation-date>
    <dc:date>2016-09-17T13:15:22.085956424</dc:date>
    <meta:editing-duration>PT9M59S</meta:editing-duration>
    <meta:document-statistic meta:table-count="0" meta:image-count="0" meta:object-count="0" meta:page-count="1" meta:paragraph-count="24" meta:word-count="119" meta:character-count="719" meta:non-whitespace-character-count="622"/>
  </office:meta>
</office:document-meta>
</file>